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Clear Cave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oil pipe </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5-01-08T19:47:49.69</dc:date>
    <meta:editing-duration>P6DT2H58M49S</meta:editing-duration>
    <meta:editing-cycles>130</meta:editing-cycles>
    <meta:generator>OpenOffice.org/3.4.1$Win32 OpenOffice.org_project/341m1$Build-9593</meta:generator>
    <meta:document-statistic meta:table-count="0" meta:image-count="0" meta:object-count="0" meta:page-count="4" meta:paragraph-count="125" meta:word-count="1176" meta:character-count="7591"/>
  </office:meta>
</office:document-meta>
</file>